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7bf" officeooo:paragraph-rsid="001017bf"/>
    </style:style>
    <style:style style:name="P2" style:family="paragraph" style:parent-style-name="Standard">
      <style:text-properties fo:font-weight="bold" officeooo:rsid="0010b91b" officeooo:paragraph-rsid="0010b91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78b3" officeooo:paragraph-rsid="001078b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49b46" officeooo:paragraph-rsid="00149b46" style:font-weight-asian="bold" style:font-weight-complex="bold"/>
    </style:style>
    <style:style style:name="P5" style:family="paragraph" style:parent-style-name="Standard">
      <style:text-properties officeooo:rsid="001078b3" officeooo:paragraph-rsid="001078b3"/>
    </style:style>
    <style:style style:name="P6" style:family="paragraph" style:parent-style-name="Standard">
      <style:text-properties style:text-underline-style="none" fo:font-weight="normal" officeooo:rsid="001078b3" officeooo:paragraph-rsid="001078b3" style:font-weight-asian="normal" style:font-weight-complex="normal"/>
    </style:style>
    <style:style style:name="P7" style:family="paragraph" style:parent-style-name="Standard">
      <style:text-properties officeooo:rsid="0010b91b" officeooo:paragraph-rsid="0010b91b"/>
    </style:style>
    <style:style style:name="P8" style:family="paragraph" style:parent-style-name="Standard">
      <style:text-properties officeooo:rsid="0010b91b" officeooo:paragraph-rsid="00117acb"/>
    </style:style>
    <style:style style:name="P9" style:family="paragraph" style:parent-style-name="Standard">
      <style:text-properties officeooo:rsid="0010b91b" officeooo:paragraph-rsid="00133b10"/>
    </style:style>
    <style:style style:name="P10" style:family="paragraph" style:parent-style-name="Standard">
      <style:text-properties officeooo:rsid="00113f2f" officeooo:paragraph-rsid="00113f2f"/>
    </style:style>
    <style:style style:name="P11" style:family="paragraph" style:parent-style-name="Standard">
      <style:text-properties officeooo:rsid="00113f2f" officeooo:paragraph-rsid="00133b10"/>
    </style:style>
    <style:style style:name="P12" style:family="paragraph" style:parent-style-name="Standard">
      <style:text-properties fo:font-style="normal" style:text-underline-style="none" fo:font-weight="normal" officeooo:rsid="00149b46" officeooo:paragraph-rsid="00149b4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49b46" officeooo:paragraph-rsid="001680a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49b46" officeooo:paragraph-rsid="0016f97f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49b46" officeooo:paragraph-rsid="001778e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49b46" officeooo:paragraph-rsid="0018e178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149b46" officeooo:paragraph-rsid="001a278e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49b46" officeooo:paragraph-rsid="001ab28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149b46" officeooo:paragraph-rsid="001cab0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149b46" officeooo:paragraph-rsid="001de13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149b46" officeooo:paragraph-rsid="001f6b6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49b46" officeooo:paragraph-rsid="00207b7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49b46" officeooo:paragraph-rsid="0021dc4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1f6b6d" officeooo:paragraph-rsid="001f6b6d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solid" style:text-underline-width="auto" style:text-underline-color="font-color" fo:font-weight="bold" officeooo:rsid="0018e178" officeooo:paragraph-rsid="0018e178" style:font-style-asian="normal" style:font-weight-asian="bold" style:font-style-complex="normal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0b91b" style:font-weight-asian="normal" style:font-weight-complex="normal"/>
    </style:style>
    <style:style style:name="T3" style:family="text">
      <style:text-properties style:text-underline-style="none" fo:font-weight="normal" officeooo:rsid="00117acb" style:font-weight-asian="normal" style:font-weight-complex="normal"/>
    </style:style>
    <style:style style:name="T4" style:family="text">
      <style:text-properties style:text-underline-style="none" fo:font-weight="normal" officeooo:rsid="00133b10" style:font-weight-asian="normal" style:font-weight-complex="normal"/>
    </style:style>
    <style:style style:name="T5" style:family="text">
      <style:text-properties officeooo:rsid="0010b91b"/>
    </style:style>
    <style:style style:name="T6" style:family="text">
      <style:text-properties officeooo:rsid="00117acb"/>
    </style:style>
    <style:style style:name="T7" style:family="text">
      <style:text-properties officeooo:rsid="0011dc96"/>
    </style:style>
    <style:style style:name="T8" style:family="text">
      <style:text-properties officeooo:rsid="001680a2"/>
    </style:style>
    <style:style style:name="T9" style:family="text">
      <style:text-properties officeooo:rsid="0016f97f"/>
    </style:style>
    <style:style style:name="T10" style:family="text">
      <style:text-properties officeooo:rsid="001778e3"/>
    </style:style>
    <style:style style:name="T11" style:family="text">
      <style:text-properties officeooo:rsid="0018e178"/>
    </style:style>
    <style:style style:name="T12" style:family="text">
      <style:text-properties officeooo:rsid="001a278e"/>
    </style:style>
    <style:style style:name="T13" style:family="text">
      <style:text-properties officeooo:rsid="001ab283"/>
    </style:style>
    <style:style style:name="T14" style:family="text">
      <style:text-properties officeooo:rsid="001cab0d"/>
    </style:style>
    <style:style style:name="T15" style:family="text">
      <style:text-properties officeooo:rsid="001de135"/>
    </style:style>
    <style:style style:name="T16" style:family="text">
      <style:text-properties officeooo:rsid="001f6b6d"/>
    </style:style>
    <style:style style:name="T17" style:family="text">
      <style:text-properties officeooo:rsid="00207b7f"/>
    </style:style>
    <style:style style:name="T18" style:family="text">
      <style:text-properties officeooo:rsid="0021dc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Button Name &gt; Button ID &gt;<text:span text:style-name="T7">DIV ID for question being&gt; hidden</text:span> Div ID of where the button redirects</text:p>
      <text:p text:style-name="P3">Level 1 Buttons</text:p>
      <text:p text:style-name="P1">Hulk &gt; <text:s/>quest1-0 &gt; <text:span text:style-name="T7">question1 &gt;</text:span>question2-0 </text:p>
      <text:p text:style-name="P1">Iron Man &gt; quest1-1&gt; <text:s/><text:span text:style-name="T7">question1 &gt;</text:span>question2-1</text:p>
      <text:p text:style-name="P1">StarLord &gt; quest1-2&gt; <text:span text:style-name="T7">question1 &gt;</text:span>question2-2</text:p>
      <text:p text:style-name="P1">Thor &gt; quest1-3&gt; <text:span text:style-name="T7">question1 &gt; </text:span>question2-3 </text:p>
      <text:p text:style-name="P1"/>
      <text:p text:style-name="P3">Level 2 Buttons</text:p>
      <text:p text:style-name="P6">2010&gt; quest2-0 &gt; <text:span text:style-name="T7">question2-0 &gt;</text:span>question<text:span text:style-name="T5">3-0</text:span></text:p>
      <text:p text:style-name="P6">2008&gt; quest2-1 &gt; <text:span text:style-name="T7">question2-0 &gt;</text:span>question<text:span text:style-name="T5">3-1</text:span></text:p>
      <text:p text:style-name="P6"/>
      <text:p text:style-name="P6">Titan&gt; quest2-2 &gt; <text:span text:style-name="T7">question2-1 &gt; </text:span>question<text:span text:style-name="T5">3-2</text:span></text:p>
      <text:p text:style-name="P6">Asgardian&gt; quest2-3&gt; <text:span text:style-name="T7">question2-1&gt;</text:span> question<text:span text:style-name="T5">3-3</text:span></text:p>
      <text:p text:style-name="P6"/>
      <text:p text:style-name="P6">5 &gt; quest2-4 &gt; <text:span text:style-name="T7">question2-2 &gt; </text:span>question<text:span text:style-name="T5">3-4</text:span></text:p>
      <text:p text:style-name="P6">6&gt; quest2-5 &gt; <text:span text:style-name="T7">question2-2 &gt; </text:span>question<text:span text:style-name="T5">3-5</text:span></text:p>
      <text:p text:style-name="P6"/>
      <text:p text:style-name="P6">Stealing&gt; quest2-6 &gt; <text:span text:style-name="T7">question2-3 &gt; </text:span>question<text:span text:style-name="T5">3-6</text:span></text:p>
      <text:p text:style-name="P6">Killing &gt; quest2-7&gt; <text:span text:style-name="T7">question2-3&gt; </text:span>question<text:span text:style-name="T5">3-7</text:span></text:p>
      <text:p text:style-name="P6"/>
      <text:p text:style-name="P6"/>
      <text:p text:style-name="P3">Level 3 Buttons</text:p>
      <text:p text:style-name="P5"><text:span text:style-name="T1">Agent Carter &gt; quest</text:span><text:span text:style-name="T2">3-0 &gt; </text:span><text:span text:style-name="T4">question3-0&gt; </text:span><text:span text:style-name="T2">question</text:span><text:span text:style-name="T3">4-0</text:span></text:p>
      <text:p text:style-name="P7"><text:span text:style-name="T1">Agent Karter &gt; quest3-1 &gt; </text:span><text:span text:style-name="T4">question3-0&gt; </text:span><text:span text:style-name="T1">question</text:span><text:span text:style-name="T3">4-1</text:span></text:p>
      <text:p text:style-name="P7"><text:span text:style-name="T1"/></text:p>
      <text:p text:style-name="P7"><text:span text:style-name="T1">Sui San &gt;quest3-2 &gt;</text:span><text:span text:style-name="T4">question3-1&gt; </text:span><text:span text:style-name="T3">question4-2</text:span></text:p>
      <text:p text:style-name="P8"><text:span text:style-name="T1">Eros &gt; quest3-3 &gt; </text:span><text:span text:style-name="T4">question3-1&gt; </text:span><text:span text:style-name="T3">question4-3</text:span></text:p>
      <text:p text:style-name="P7"><text:span text:style-name="T1"/></text:p>
      <text:p text:style-name="P8"><text:span text:style-name="T1">Farbauti &gt; quest3-4 &gt;</text:span><text:span text:style-name="T4">question3-2&gt; </text:span><text:span text:style-name="T3">question4-4</text:span></text:p>
      <text:p text:style-name="P8"><text:span text:style-name="T1">Fenrir &gt; quest3-5 &gt; </text:span><text:span text:style-name="T4">question3-2&gt; </text:span><text:span text:style-name="T3">question4-5</text:span></text:p>
      <text:p text:style-name="P7"><text:span text:style-name="T1"/></text:p>
      <text:p text:style-name="P8"><text:span text:style-name="T1">Loki’s Wife &gt; quest3-6 &gt;</text:span><text:span text:style-name="T4">question3-3&gt; </text:span><text:span text:style-name="T3">question4-6</text:span></text:p>
      <text:p text:style-name="P8"><text:span text:style-name="T1">Elf &gt; quest3-7 &gt;</text:span><text:span text:style-name="T4">question3-3&gt; </text:span><text:span text:style-name="T3">question4-7</text:span></text:p>
      <text:p text:style-name="P7"><text:span text:style-name="T1"/></text:p>
      <text:p text:style-name="P9"><text:span text:style-name="T1">Jormungandr &gt; quest3-8 &gt;</text:span><text:span text:style-name="T4">question3-4</text:span><text:span text:style-name="T1"> </text:span><text:span text:style-name="T4">&gt; </text:span><text:span text:style-name="T3">question4-8</text:span></text:p>
      <text:p text:style-name="P9"><text:span text:style-name="T1">Nebula &gt; quest3-9 &gt; </text:span><text:span text:style-name="T4">question3-4 &gt;</text:span><text:span text:style-name="T3">question4-9</text:span></text:p>
      <text:p text:style-name="P7"><text:span text:style-name="T1"/></text:p>
      <text:p text:style-name="P9"><text:span text:style-name="T1">Uru &gt; quest3-10 &gt; </text:span><text:span text:style-name="T4">question3-5&gt;</text:span><text:span text:style-name="T1"> </text:span><text:span text:style-name="T3">question4-10</text:span></text:p>
      <text:p text:style-name="P11"><text:span text:style-name="T1">Mier&gt; quest3-11&gt; </text:span><text:span text:style-name="T4">question3-5&gt; <text:s/></text:span><text:span text:style-name="T3">question4-11</text:span></text:p>
      <text:p text:style-name="P10"><text:span text:style-name="T1"/></text:p>
      <text:p text:style-name="P11"><text:span text:style-name="T1">Pallamecium&gt; quest3-12 &gt; </text:span><text:span text:style-name="T4">question3-6&gt; </text:span><text:span text:style-name="T1"><text:s/></text:span><text:span text:style-name="T3">question4-12</text:span></text:p>
      <text:p text:style-name="P11"><text:span text:style-name="T1">Palladium &gt; quest3-13</text:span><text:span text:style-name="T3">&gt; </text:span><text:span text:style-name="T4">question3-6 &gt; </text:span><text:span text:style-name="T3">question4-13</text:span></text:p>
      <text:p text:style-name="P10"><text:span text:style-name="T1"/></text:p>
      <text:p text:style-name="P11"><text:span text:style-name="T1">Hogan &gt; quest3-14 &gt;</text:span><text:span text:style-name="T4">question3-7 &gt;</text:span><text:span text:style-name="T3">question4-14</text:span></text:p>
      <text:p text:style-name="P11"><text:span text:style-name="T1">Megan &gt; quest3-15&gt;</text:span><text:span text:style-name="T4">question3-7 &gt;</text:span><text:span text:style-name="T3">question4-15</text:span></text:p>
      <text:p text:style-name="P11"><text:span text:style-name="T3"/></text:p>
      <text:p text:style-name="P4"><text:span text:style-name="T6">L</text:span>evel 4 Buttons</text:p>
      <text:p text:style-name="P12">Hue Jack &gt; quest4-0 &gt; question4-0 &gt; question5-0</text:p>
      <text:p text:style-name="P12">Cain Marko &gt; quest4-1 &gt; question4-0 &gt; question5-1</text:p>
      <text:p text:style-name="P12"/>
      <text:p text:style-name="P12">Celestial &gt; quest4-2 &gt; question4-1 &gt; question5-2</text:p>
      <text:p text:style-name="P12">Weapon &gt; quest4-3 &gt; question4-1 &gt; question5-3</text:p>
      <text:p text:style-name="P12"/>
      <text:p text:style-name="P12"/>
      <text:p text:style-name="P12"><text:soft-page-break/>Surtur&gt; quest4-4 &gt; question4-2 &gt; question5-4</text:p>
      <text:p text:style-name="P12">Niflheim&gt; quest4-5 &gt; question4-2 &gt; question5-5</text:p>
      <text:p text:style-name="P12"/>
      <text:p text:style-name="P12"><text:span text:style-name="T8">L&amp;Angrboda</text:span>&gt; quest4-<text:span text:style-name="T8">6</text:span> &gt; question4-<text:span text:style-name="T8">3</text:span> &gt; question5-<text:span text:style-name="T8">6</text:span></text:p>
      <text:p text:style-name="P13"><text:span text:style-name="T8">O&amp;Angrboda</text:span>&gt; quest4-<text:span text:style-name="T8">7</text:span> &gt; question4-<text:span text:style-name="T8">3</text:span> &gt; question5-<text:span text:style-name="T8">7</text:span></text:p>
      <text:p text:style-name="P13"/>
      <text:p text:style-name="P13"><text:span text:style-name="T8">Sue Storm</text:span>&gt; quest4-<text:span text:style-name="T8">8</text:span> &gt; question4-<text:span text:style-name="T8">4</text:span> &gt; question5-<text:span text:style-name="T8">8</text:span></text:p>
      <text:p text:style-name="P13"><text:span text:style-name="T8">Mystique</text:span>&gt; quest4-<text:span text:style-name="T8">9 </text:span>&gt; question4-<text:span text:style-name="T8">4</text:span>&gt; question5-<text:span text:style-name="T8">9</text:span></text:p>
      <text:p text:style-name="P13"/>
      <text:p text:style-name="P13"><text:span text:style-name="T8">Mephistopheles</text:span>&gt; quest4-<text:span text:style-name="T8">10</text:span> &gt; question4-<text:span text:style-name="T8">5</text:span> &gt; question5-<text:span text:style-name="T8">10</text:span></text:p>
      <text:p text:style-name="P13"><text:span text:style-name="T8">Thunderbolt</text:span>&gt; quest4-<text:span text:style-name="T8">11</text:span> &gt; question4-<text:span text:style-name="T8">5</text:span>&gt; question5-<text:span text:style-name="T8">11</text:span></text:p>
      <text:p text:style-name="P13"/>
      <text:p text:style-name="P13"><text:span text:style-name="T8">Yes</text:span>&gt; quest4-<text:span text:style-name="T8">12 </text:span>&gt; question4-<text:span text:style-name="T8">6</text:span>&gt; question5-<text:span text:style-name="T8">12</text:span></text:p>
      <text:p text:style-name="P13"><text:span text:style-name="T8">No</text:span>&gt; quest4-<text:span text:style-name="T8">13 </text:span>&gt; question4-<text:span text:style-name="T8">6</text:span>&gt; question5-<text:span text:style-name="T8">13</text:span></text:p>
      <text:p text:style-name="P13"/>
      <text:p text:style-name="P13"><text:span text:style-name="T8">Venom</text:span>&gt; quest4-<text:span text:style-name="T8">14</text:span> &gt; question4-<text:span text:style-name="T8">7</text:span> &gt; question5-<text:span text:style-name="T8">14</text:span></text:p>
      <text:p text:style-name="P13"><text:span text:style-name="T8">Toxin</text:span>&gt; quest4-<text:span text:style-name="T8">15</text:span> &gt; question4-<text:span text:style-name="T8">7</text:span> &gt; question5-<text:span text:style-name="T8">15</text:span></text:p>
      <text:p text:style-name="P13"/>
      <text:p text:style-name="P13"><text:span text:style-name="T8">Lactus</text:span>&gt; quest4-<text:span text:style-name="T8">16</text:span> &gt; question4-<text:span text:style-name="T8">8</text:span> &gt; question5-<text:span text:style-name="T8">16</text:span></text:p>
      <text:p text:style-name="P13"><text:span text:style-name="T9">Galacta</text:span>&gt; quest4-<text:span text:style-name="T8">17</text:span> &gt; question4-<text:span text:style-name="T8">8</text:span> &gt; question5-<text:span text:style-name="T8">17</text:span></text:p>
      <text:p text:style-name="P13"/>
      <text:p text:style-name="P14"><text:span text:style-name="T9">Carol Danvers</text:span>&gt; quest4-<text:span text:style-name="T9">18</text:span> &gt; question4-<text:span text:style-name="T9">9</text:span> &gt; question5-<text:span text:style-name="T9">18</text:span></text:p>
      <text:p text:style-name="P14">S<text:span text:style-name="T9">tephanie Hunderson</text:span>&gt; quest4-<text:span text:style-name="T9">19</text:span>&gt; question4-<text:span text:style-name="T9">9</text:span> &gt; question5-<text:span text:style-name="T9">19</text:span></text:p>
      <text:p text:style-name="P14"/>
      <text:p text:style-name="P14"><text:span text:style-name="T9">Nathaniel Essex</text:span>&gt; quest4-<text:span text:style-name="T9">20</text:span> &gt; question4-<text:span text:style-name="T9">10</text:span> &gt; question5-<text:span text:style-name="T9">20</text:span></text:p>
      <text:p text:style-name="P14"><text:span text:style-name="T9">Dave Cockrum</text:span>&gt; quest4-<text:span text:style-name="T9">21</text:span>&gt; question4-<text:span text:style-name="T9">10</text:span> &gt; question5-<text:span text:style-name="T9">21</text:span></text:p>
      <text:p text:style-name="P14"/>
      <text:p text:style-name="P14"><text:span text:style-name="T10">Whisperer</text:span>&gt; quest4-<text:span text:style-name="T10">22</text:span> &gt; question4-<text:span text:style-name="T10">11</text:span> &gt; question5-<text:span text:style-name="T10">22</text:span></text:p>
      <text:p text:style-name="P15"><text:span text:style-name="T10">Destroyer</text:span>&gt; quest4-<text:span text:style-name="T10">23</text:span> &gt; question4-<text:span text:style-name="T10">11</text:span> &gt; question5-<text:span text:style-name="T10">23</text:span></text:p>
      <text:p text:style-name="P15"/>
      <text:p text:style-name="P15"><text:span text:style-name="T10">Omega Flight</text:span>&gt; quest4-<text:span text:style-name="T10">24</text:span> &gt; question4-<text:span text:style-name="T10">12</text:span> &gt; question5-<text:span text:style-name="T10">24</text:span></text:p>
      <text:p text:style-name="P15"><text:span text:style-name="T10">Tanaraq Flight</text:span>&gt; quest4-<text:span text:style-name="T10">25</text:span> &gt; question4-<text:span text:style-name="T10">12</text:span> &gt; question5-<text:span text:style-name="T10">25</text:span></text:p>
      <text:p text:style-name="P15"/>
      <text:p text:style-name="P15"><text:span text:style-name="T10">High&gt; </text:span>quest4-<text:span text:style-name="T10">26</text:span>&gt; question4-<text:span text:style-name="T10">13</text:span> &gt; question5-<text:span text:style-name="T10">26</text:span></text:p>
      <text:p text:style-name="P15"><text:span text:style-name="T10">Thor</text:span>&gt; quest4-<text:span text:style-name="T10">27</text:span> &gt; question4-<text:span text:style-name="T10">13</text:span>&gt; question5-<text:span text:style-name="T10">27</text:span></text:p>
      <text:p text:style-name="P15"/>
      <text:p text:style-name="P15"><text:span text:style-name="T11">Galactus</text:span>&gt; quest4-<text:span text:style-name="T11">28</text:span> &gt; question4-<text:span text:style-name="T11">14</text:span> &gt; question5-<text:span text:style-name="T10">28</text:span></text:p>
      <text:p text:style-name="P16"><text:span text:style-name="T11">Kang</text:span>&gt; quest4-<text:span text:style-name="T11">29</text:span>&gt; question4-<text:span text:style-name="T11">14</text:span> &gt; question5-<text:span text:style-name="T11">29</text:span></text:p>
      <text:p text:style-name="P16"/>
      <text:p text:style-name="P16"><text:span text:style-name="T11">King Laufey</text:span>&gt; quest4-<text:span text:style-name="T11">30</text:span> &gt; question4-<text:span text:style-name="T11">15</text:span>&gt; question5-<text:span text:style-name="T11">30</text:span></text:p>
      <text:p text:style-name="P16"><text:span text:style-name="T11">King Orrin</text:span>&gt; quest4-<text:span text:style-name="T11">31</text:span> &gt; question4-<text:span text:style-name="T11">15 </text:span>&gt; question5-<text:span text:style-name="T11">31</text:span></text:p>
      <text:p text:style-name="P16"/>
      <text:p text:style-name="P25">Level 5 Buttons</text:p>
      <text:p text:style-name="P16"/>
      <text:p text:style-name="P16"><text:span text:style-name="T11">Namor</text:span>&gt; quest<text:span text:style-name="T11">5</text:span>-<text:span text:style-name="T11">0</text:span> &gt; question<text:span text:style-name="T12">5</text:span>-<text:span text:style-name="T12">0</text:span> &gt; </text:p>
      <text:p text:style-name="P16"><text:span text:style-name="T11">Skaar</text:span>&gt; quest<text:span text:style-name="T11">5</text:span>-<text:span text:style-name="T11">1 </text:span>&gt; question<text:span text:style-name="T12">5</text:span>-<text:span text:style-name="T12">0</text:span> &gt; </text:p>
      <text:p text:style-name="P12"/>
      <text:p text:style-name="P16"><text:span text:style-name="T11">Crystal</text:span>&gt; quest<text:span text:style-name="T12">5</text:span>-<text:span text:style-name="T12">2</text:span> &gt; question<text:span text:style-name="T12">5</text:span>-<text:span text:style-name="T12">1</text:span> &gt; </text:p>
      <text:p text:style-name="P16"><text:span text:style-name="T11">Jubilee</text:span>&gt; quest<text:span text:style-name="T12">5</text:span>-<text:span text:style-name="T13">3 </text:span>&gt; question<text:span text:style-name="T12">5</text:span>-<text:span text:style-name="T11">1 </text:span>&gt;</text:p>
      <text:p text:style-name="P16"><text:s/></text:p>
      <text:p text:style-name="P16"><text:span text:style-name="T13">Crystalia</text:span>&gt; quest<text:span text:style-name="T12">5</text:span>-<text:span text:style-name="T13">4</text:span> &gt; question<text:span text:style-name="T12">5</text:span>-<text:span text:style-name="T13">2</text:span> &gt; </text:p>
      <text:p text:style-name="P17"><text:span text:style-name="T13">Storm</text:span>&gt; quest<text:span text:style-name="T11">5</text:span>-<text:span text:style-name="T13">5</text:span> &gt; question<text:span text:style-name="T12">5</text:span>-<text:span text:style-name="T13">2</text:span> &gt; </text:p>
      <text:p text:style-name="P17"/>
      <text:p text:style-name="P18"><text:span text:style-name="T13">Vargas</text:span>&gt; quest<text:span text:style-name="T11">5</text:span>-<text:span text:style-name="T13">6</text:span> &gt; question<text:span text:style-name="T12">5</text:span>-<text:span text:style-name="T13">3</text:span> &gt;</text:p>
      <text:p text:style-name="P18"><text:span text:style-name="T13">Belasco</text:span>&gt; quest<text:span text:style-name="T11">5</text:span>-<text:span text:style-name="T13">7</text:span> &gt; question<text:span text:style-name="T12">5</text:span>-<text:span text:style-name="T13">3</text:span> &gt;</text:p>
      <text:p text:style-name="P4"/>
      <text:p text:style-name="P10"><text:span text:style-name="T1"/></text:p>
      <text:p text:style-name="P18"><text:soft-page-break/><text:span text:style-name="T13">Shadow Xavier</text:span>&gt; quest<text:span text:style-name="T11">5</text:span>-<text:span text:style-name="T13">8</text:span> &gt; question<text:span text:style-name="T12">5</text:span>-<text:span text:style-name="T13">4</text:span>&gt;</text:p>
      <text:p text:style-name="P18"><text:span text:style-name="T13">Psylocke</text:span>&gt; quest<text:span text:style-name="T11">5</text:span>-<text:span text:style-name="T13">9</text:span> &gt; question<text:span text:style-name="T12">5</text:span>-<text:span text:style-name="T13">4</text:span> &gt;</text:p>
      <text:p text:style-name="P18"/>
      <text:p text:style-name="P18"><text:span text:style-name="T13">Slay Master</text:span>&gt; quest<text:span text:style-name="T11">5</text:span>-<text:span text:style-name="T13">10</text:span> &gt; question<text:span text:style-name="T12">5</text:span>-<text:span text:style-name="T13">5</text:span>&gt;</text:p>
      <text:p text:style-name="P18"><text:span text:style-name="T13">Saturnyne</text:span>&gt; quest<text:span text:style-name="T11">5</text:span>-<text:span text:style-name="T13">11</text:span> &gt; question<text:span text:style-name="T12">5</text:span>-<text:span text:style-name="T13">5</text:span> &gt;</text:p>
      <text:p text:style-name="P18"/>
      <text:p text:style-name="P18"><text:span text:style-name="T13">Opal Luna</text:span>&gt; quest<text:span text:style-name="T11">5</text:span>-<text:span text:style-name="T13">12</text:span> &gt; question<text:span text:style-name="T12">5</text:span>-<text:span text:style-name="T13">6</text:span>&gt;</text:p>
      <text:p text:style-name="P18"><text:span text:style-name="T13">Anti-Phoenix</text:span>&gt; quest<text:span text:style-name="T11">5</text:span>-<text:span text:style-name="T13">13</text:span> &gt; question<text:span text:style-name="T12">5</text:span>-<text:span text:style-name="T13">6</text:span>&gt;</text:p>
      <text:p text:style-name="P18"><text:span text:style-name="T1"/></text:p>
      <text:p text:style-name="P18"><text:span text:style-name="T14">Human Torch</text:span>&gt; quest<text:span text:style-name="T11">5</text:span>-<text:span text:style-name="T13">14</text:span> &gt; question<text:span text:style-name="T12">5</text:span>-<text:span text:style-name="T13">7</text:span> &gt;</text:p>
      <text:p text:style-name="P19"><text:span text:style-name="T14">Stryfe</text:span><text:span text:style-name="T1">&gt; quest</text:span><text:span text:style-name="T11">5</text:span><text:span text:style-name="T1">-</text:span><text:span text:style-name="T14">15</text:span><text:span text:style-name="T1"> &gt; question</text:span><text:span text:style-name="T12">5</text:span><text:span text:style-name="T1">-</text:span><text:span text:style-name="T14">7</text:span><text:span text:style-name="T1">&gt;</text:span></text:p>
      <text:p text:style-name="P10"><text:span text:style-name="T1"/></text:p>
      <text:p text:style-name="P19"><text:span text:style-name="T15">Jean Grey</text:span>&gt; quest<text:span text:style-name="T11">5</text:span>-<text:span text:style-name="T14">16</text:span> &gt; question<text:span text:style-name="T12">5</text:span>-<text:span text:style-name="T14">8</text:span> &gt;</text:p>
      <text:p text:style-name="P20"><text:span text:style-name="T15">Susan Storm</text:span>&gt; quest<text:span text:style-name="T11">5</text:span>-<text:span text:style-name="T15">17</text:span> &gt; question<text:span text:style-name="T12">5</text:span>-<text:span text:style-name="T15">8</text:span> &gt;</text:p>
      <text:p text:style-name="P20"/>
      <text:p text:style-name="P20"><text:span text:style-name="T15">Traan</text:span>&gt; quest<text:span text:style-name="T11">5</text:span>-<text:span text:style-name="T15">18</text:span> &gt; question<text:span text:style-name="T12">5</text:span>-<text:span text:style-name="T15">9</text:span> &gt;</text:p>
      <text:p text:style-name="P20"><text:span text:style-name="T15">Microverse</text:span>&gt; quest<text:span text:style-name="T11">5</text:span>-<text:span text:style-name="T15">19</text:span> &gt; question<text:span text:style-name="T12">5</text:span>-<text:span text:style-name="T15">9</text:span> &gt;</text:p>
      <text:p text:style-name="P7"><text:span text:style-name="T1"/></text:p>
      <text:p text:style-name="P20"><text:span text:style-name="T15">Avalon</text:span><text:span text:style-name="T1">&gt; quest</text:span><text:span text:style-name="T11">5</text:span><text:span text:style-name="T1">-</text:span><text:span text:style-name="T15">20</text:span><text:span text:style-name="T1"> &gt; question</text:span><text:span text:style-name="T12">5</text:span><text:span text:style-name="T1">-</text:span><text:span text:style-name="T15">10</text:span><text:span text:style-name="T1"> &gt;</text:span></text:p>
      <text:p text:style-name="P20"><text:span text:style-name="T15">Mojoverse</text:span><text:span text:style-name="T1">&gt; quest</text:span><text:span text:style-name="T11">5</text:span><text:span text:style-name="T1">-</text:span><text:span text:style-name="T15">21</text:span><text:span text:style-name="T1"> &gt; question</text:span><text:span text:style-name="T12">5</text:span><text:span text:style-name="T1">-</text:span><text:span text:style-name="T12">10</text:span><text:span text:style-name="T1">&gt;</text:span></text:p>
      <text:p text:style-name="P7"><text:span text:style-name="T1"/></text:p>
      <text:p text:style-name="P20"><text:span text:style-name="T15">Therea</text:span>&gt; quest<text:span text:style-name="T11">5</text:span>-<text:span text:style-name="T15">22</text:span> &gt; question<text:span text:style-name="T12">5</text:span>-<text:span text:style-name="T15">11</text:span> &gt;</text:p>
      <text:p text:style-name="P20"><text:span text:style-name="T15">Heliopolis</text:span>&gt; quest<text:span text:style-name="T11">5</text:span>-<text:span text:style-name="T15">23</text:span> &gt; question<text:span text:style-name="T12">5</text:span>-<text:span text:style-name="T15">11</text:span> &gt;</text:p>
      <text:p text:style-name="P7"><text:span text:style-name="T1"/></text:p>
      <text:p text:style-name="P20"><text:span text:style-name="T15">Madison Jeffries</text:span><text:span text:style-name="T1">&gt; quest</text:span><text:span text:style-name="T11">5</text:span><text:span text:style-name="T1">-</text:span><text:span text:style-name="T15">24</text:span><text:span text:style-name="T1"> &gt; question</text:span><text:span text:style-name="T12">5</text:span><text:span text:style-name="T1">-</text:span><text:span text:style-name="T15">12</text:span><text:span text:style-name="T1"> &gt;</text:span></text:p>
      <text:p text:style-name="P20"><text:span text:style-name="T15">Roger Bochs</text:span>&gt; quest<text:span text:style-name="T11">5</text:span>-<text:span text:style-name="T15">25</text:span> &gt; question<text:span text:style-name="T12">5</text:span>-<text:span text:style-name="T15">12</text:span> &gt;</text:p>
      <text:p text:style-name="P20"/>
      <text:p text:style-name="P20"><text:span text:style-name="T15">Tamarind</text:span>&gt; quest<text:span text:style-name="T11">5</text:span>-<text:span text:style-name="T15">26</text:span> &gt; question<text:span text:style-name="T12">5</text:span>-<text:span text:style-name="T15">13</text:span> &gt;</text:p>
      <text:p text:style-name="P20"><text:span text:style-name="T15">Providence</text:span>&gt; quest<text:span text:style-name="T11">5</text:span>-<text:span text:style-name="T15">27</text:span>&gt; question<text:span text:style-name="T12">5</text:span>-<text:span text:style-name="T12">13</text:span>&gt;</text:p>
      <text:p text:style-name="P20"/>
      <text:p text:style-name="P20"><text:span text:style-name="T16">Kurt Wagner</text:span>&gt; quest<text:span text:style-name="T11">5</text:span>-<text:span text:style-name="T15">28</text:span> &gt; question<text:span text:style-name="T12">5</text:span>-<text:span text:style-name="T15">14</text:span> &gt;</text:p>
      <text:p text:style-name="P21"><text:span text:style-name="T16">Bavaria Witzeldorf</text:span>&gt; quest<text:span text:style-name="T11">5</text:span>-<text:span text:style-name="T16">29</text:span> &gt; question<text:span text:style-name="T12">5</text:span>-<text:span text:style-name="T16">14</text:span> &gt;</text:p>
      <text:p text:style-name="P21"/>
      <text:p text:style-name="P21"><text:span text:style-name="T16">Gimmeldingen</text:span>&gt; quest<text:span text:style-name="T11">5</text:span>-<text:span text:style-name="T16">30</text:span> &gt; question<text:span text:style-name="T12">5</text:span>-<text:span text:style-name="T16">15</text:span> &gt;</text:p>
      <text:p text:style-name="P21"><text:span text:style-name="T16">Witzeldorf</text:span>&gt; quest<text:span text:style-name="T11">5</text:span>-<text:span text:style-name="T16">31</text:span> &gt; question<text:span text:style-name="T12">5</text:span>-<text:span text:style-name="T16">15</text:span> &gt;</text:p>
      <text:p text:style-name="P21"/>
      <text:p text:style-name="P21"><text:span text:style-name="T16">James Howlett</text:span>&gt; quest<text:span text:style-name="T11">5</text:span>-<text:span text:style-name="T16">32</text:span> &gt; question<text:span text:style-name="T12">5</text:span>-<text:span text:style-name="T16">16</text:span> &gt;</text:p>
      <text:p text:style-name="P21"><text:span text:style-name="T16">James Hudson</text:span>&gt; quest<text:span text:style-name="T11">5</text:span>-<text:span text:style-name="T16">33</text:span> &gt; question<text:span text:style-name="T12">5</text:span>-<text:span text:style-name="T16">16</text:span> &gt;</text:p>
      <text:p text:style-name="P21"/>
      <text:p text:style-name="P21"><text:span text:style-name="T16">Mark Sinister</text:span>&gt; quest<text:span text:style-name="T11">5</text:span>-<text:span text:style-name="T16">34</text:span> &gt; question<text:span text:style-name="T12">5</text:span>-<text:span text:style-name="T16">17</text:span> &gt;</text:p>
      <text:p text:style-name="P21"><text:span text:style-name="T16">Zhib-Ran</text:span>&gt; quest<text:span text:style-name="T11">5</text:span>-<text:span text:style-name="T16">35</text:span> &gt; question<text:span text:style-name="T12">5</text:span>-<text:span text:style-name="T16">17</text:span>&gt;</text:p>
      <text:p text:style-name="P21"/>
      <text:p text:style-name="P21"><text:span text:style-name="T16">Jennifer Walters</text:span>&gt; quest<text:span text:style-name="T11">5</text:span>-<text:span text:style-name="T16">36</text:span> &gt; question<text:span text:style-name="T12">5</text:span>-<text:span text:style-name="T16">18</text:span> &gt;</text:p>
      <text:p text:style-name="P24">Jessica Jones&gt; quest5-37 &gt; question5-18&gt;</text:p>
      <text:p text:style-name="P24"/>
      <text:p text:style-name="P21"><text:span text:style-name="T16">Galactus</text:span>&gt; quest<text:span text:style-name="T11">5</text:span>-<text:span text:style-name="T16">38</text:span> &gt; question<text:span text:style-name="T12">5</text:span>-<text:span text:style-name="T16">19 </text:span>&gt;</text:p>
      <text:p text:style-name="P21"><text:span text:style-name="T16">Nth Man</text:span>&gt; quest<text:span text:style-name="T11">5</text:span>-<text:span text:style-name="T16">39</text:span> &gt; question<text:span text:style-name="T12">5</text:span>-<text:span text:style-name="T16">19</text:span> &gt;</text:p>
      <text:p text:style-name="P21"/>
      <text:p text:style-name="P21"><text:span text:style-name="T16">Fantastic Four</text:span>&gt; quest<text:span text:style-name="T11">5</text:span>-<text:span text:style-name="T16">40</text:span> &gt; question<text:span text:style-name="T12">5</text:span>-<text:span text:style-name="T16">20</text:span> &gt;</text:p>
      <text:p text:style-name="P21"><text:span text:style-name="T16">Frightful Four</text:span>&gt; quest<text:span text:style-name="T11">5</text:span>-<text:span text:style-name="T16">41</text:span> &gt; question<text:span text:style-name="T12">5</text:span>-<text:span text:style-name="T16">20</text:span> &gt;</text:p>
      <text:p text:style-name="P21"/>
      <text:p text:style-name="P21"><text:span text:style-name="T16">Computer Augmented </text:span>&gt; quest<text:span text:style-name="T11">5</text:span>-<text:span text:style-name="T16">42</text:span>&gt; question<text:span text:style-name="T12">5</text:span>-<text:span text:style-name="T16">21</text:span> &gt;</text:p>
      <text:p text:style-name="P21"><text:span text:style-name="T16">Ability</text:span>&gt; quest<text:span text:style-name="T11">5</text:span>-<text:span text:style-name="T16">43</text:span> &gt; question<text:span text:style-name="T12">5</text:span>-<text:span text:style-name="T16">21</text:span> &gt;</text:p>
      <text:p text:style-name="P21"/>
      <text:p text:style-name="P21"><text:span text:style-name="T16">Hela</text:span>&gt; quest<text:span text:style-name="T11">5</text:span>-<text:span text:style-name="T16">44</text:span> &gt; question<text:span text:style-name="T12">5</text:span>-<text:span text:style-name="T16">22</text:span> &gt;</text:p>
      <text:p text:style-name="P21"><text:span text:style-name="T16">Ollerus</text:span>&gt; quest<text:span text:style-name="T11">5</text:span>-<text:span text:style-name="T16">45</text:span> &gt; question<text:span text:style-name="T12">5</text:span>-<text:span text:style-name="T16">22</text:span> &gt;</text:p>
      <text:p text:style-name="P21"/>
      <text:p text:style-name="P21"><text:soft-page-break/><text:span text:style-name="T16">Infinity</text:span>&gt; quest<text:span text:style-name="T11">5</text:span>-<text:span text:style-name="T16">46</text:span> &gt; question<text:span text:style-name="T12">5</text:span>-<text:span text:style-name="T16">23</text:span> &gt;</text:p>
      <text:p text:style-name="P21"><text:span text:style-name="T16">Collossus</text:span>&gt; quest<text:span text:style-name="T11">5</text:span>-<text:span text:style-name="T16">47</text:span> &gt; question<text:span text:style-name="T12">5</text:span>-<text:span text:style-name="T16">23</text:span> &gt;</text:p>
      <text:p text:style-name="P21"/>
      <text:p text:style-name="P21"><text:span text:style-name="T16">Superior Spider-man</text:span>&gt; quest<text:span text:style-name="T11">5</text:span>-<text:span text:style-name="T16">48</text:span> &gt; question<text:span text:style-name="T12">5</text:span>-<text:span text:style-name="T16">24</text:span> &gt;</text:p>
      <text:p text:style-name="P21"><text:span text:style-name="T16">Iron Man</text:span>&gt; quest<text:span text:style-name="T11">5</text:span>-<text:span text:style-name="T16">49</text:span> &gt; question<text:span text:style-name="T12">5</text:span>-<text:span text:style-name="T16">24</text:span> &gt;</text:p>
      <text:p text:style-name="P21"/>
      <text:p text:style-name="P21"><text:span text:style-name="T16">Rebel Republic</text:span>&gt; quest<text:span text:style-name="T11">5</text:span>-<text:span text:style-name="T16">50</text:span> &gt; question<text:span text:style-name="T12">5</text:span>-<text:span text:style-name="T16">25</text:span> &gt;</text:p>
      <text:p text:style-name="P21"><text:span text:style-name="T17">Soviet Union</text:span>&gt; quest<text:span text:style-name="T11">5</text:span>-<text:span text:style-name="T16">51</text:span> &gt; question<text:span text:style-name="T12">5</text:span>-<text:span text:style-name="T16">25</text:span> &gt;</text:p>
      <text:p text:style-name="P21"/>
      <text:p text:style-name="P22"><text:span text:style-name="T17">Brock Rumlow</text:span>&gt; quest<text:span text:style-name="T11">5</text:span>-<text:span text:style-name="T17">52</text:span>&gt; question<text:span text:style-name="T12">5</text:span>-<text:span text:style-name="T17">26</text:span> &gt;</text:p>
      <text:p text:style-name="P22"><text:span text:style-name="T18">Gruenwald</text:span>&gt; quest<text:span text:style-name="T11">5</text:span>-<text:span text:style-name="T18">53</text:span> &gt; question<text:span text:style-name="T12">5</text:span>-<text:span text:style-name="T17">26</text:span> &gt;</text:p>
      <text:p text:style-name="P22"/>
      <text:p text:style-name="P23"><text:span text:style-name="T18">Deathstrike</text:span>&gt; quest<text:span text:style-name="T11">5</text:span>-<text:span text:style-name="T18">54 </text:span>&gt; question<text:span text:style-name="T12">5</text:span>-<text:span text:style-name="T18">27</text:span> &gt;</text:p>
      <text:p text:style-name="P23"><text:span text:style-name="T18">Diablo</text:span>&gt; quest<text:span text:style-name="T11">5</text:span>-<text:span text:style-name="T18">55</text:span> &gt; question<text:span text:style-name="T12">5</text:span>-<text:span text:style-name="T18">27</text:span> &gt;</text:p>
      <text:p text:style-name="P23"/>
      <text:p text:style-name="P23"><text:span text:style-name="T18">Heather Hudson</text:span>&gt; quest<text:span text:style-name="T11">5</text:span>-<text:span text:style-name="T18">56</text:span> &gt; question<text:span text:style-name="T12">5</text:span>-<text:span text:style-name="T18">28</text:span> &gt;</text:p>
      <text:p text:style-name="P23"><text:span text:style-name="T18">Elizabeth Ross</text:span>&gt; quest<text:span text:style-name="T11">5</text:span>-<text:span text:style-name="T18">57</text:span> &gt; question<text:span text:style-name="T12">5</text:span>-<text:span text:style-name="T18">28</text:span> &gt;</text:p>
      <text:p text:style-name="P23"/>
      <text:p text:style-name="P23"><text:span text:style-name="T18">Geldoff</text:span>&gt; quest<text:span text:style-name="T11">5</text:span>-<text:span text:style-name="T18">58</text:span> &gt; question<text:span text:style-name="T12">5</text:span>-<text:span text:style-name="T18">29</text:span> &gt;</text:p>
      <text:p text:style-name="P23"><text:span text:style-name="T18">Gorgon</text:span>&gt; quest<text:span text:style-name="T11">5</text:span>-<text:span text:style-name="T18">59</text:span> &gt; question<text:span text:style-name="T12">5</text:span>-<text:span text:style-name="T18">29</text:span> &gt;</text:p>
      <text:p text:style-name="P23"/>
      <text:p text:style-name="P23"><text:span text:style-name="T18">Twins</text:span>&gt; quest<text:span text:style-name="T11">5</text:span>-<text:span text:style-name="T18">60</text:span> &gt; question<text:span text:style-name="T12">5</text:span>-<text:span text:style-name="T18">30</text:span> &gt;</text:p>
      <text:p text:style-name="P23"><text:span text:style-name="T18">Triplets</text:span>&gt; quest<text:span text:style-name="T11">5</text:span>-<text:span text:style-name="T18">61</text:span> &gt; question<text:span text:style-name="T12">5</text:span>-<text:span text:style-name="T18">30</text:span> &gt;</text:p>
      <text:p text:style-name="P23"/>
      <text:p text:style-name="P23"><text:span text:style-name="T18">Norman Osborn</text:span>&gt; quest<text:span text:style-name="T11">5</text:span>-<text:span text:style-name="T18">62</text:span> &gt; question<text:span text:style-name="T12">5</text:span>-<text:span text:style-name="T18">31</text:span> &gt;</text:p>
      <text:p text:style-name="P23"><text:span text:style-name="T18">Mister Hyde</text:span>&gt; quest<text:span text:style-name="T11">5</text:span>-<text:span text:style-name="T18">63</text:span> &gt; question<text:span text:style-name="T12">5</text:span>-<text:span text:style-name="T18">31</text:span> 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53:19.928428894</meta:creation-date>
    <dc:date>2018-08-29T13:15:21.241995302</dc:date>
    <meta:editing-duration>PT1H51M44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4" meta:paragraph-count="131" meta:word-count="723" meta:character-count="5343" meta:non-whitespace-character-count="4738"/>
  </office:meta>
</office:document-meta>
</file>